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ummary_20_10Gen">
      <style:table-properties table:display="true" style:writing-mode="lr-tb"/>
    </style:style>
    <style:style style:name="ta2" style:family="table" style:master-page-name="PageStyle_5f_G0">
      <style:table-properties table:display="true" style:writing-mode="lr-tb"/>
    </style:style>
    <style:style style:name="ta3" style:family="table" style:master-page-name="PageStyle_5f_G1">
      <style:table-properties table:display="true" style:writing-mode="lr-tb"/>
    </style:style>
    <style:style style:name="ta4" style:family="table" style:master-page-name="PageStyle_5f_G2">
      <style:table-properties table:display="true" style:writing-mode="lr-tb"/>
    </style:style>
    <style:style style:name="ta5" style:family="table" style:master-page-name="PageStyle_5f_G3">
      <style:table-properties table:display="true" style:writing-mode="lr-tb"/>
    </style:style>
    <style:style style:name="ta6" style:family="table" style:master-page-name="PageStyle_5f_G4">
      <style:table-properties table:display="true" style:writing-mode="lr-tb"/>
    </style:style>
    <style:style style:name="ta7" style:family="table" style:master-page-name="PageStyle_5f_G5">
      <style:table-properties table:display="true" style:writing-mode="lr-tb"/>
    </style:style>
    <style:style style:name="ta8" style:family="table" style:master-page-name="PageStyle_5f_G6">
      <style:table-properties table:display="true" style:writing-mode="lr-tb"/>
    </style:style>
    <style:style style:name="ta9" style:family="table" style:master-page-name="PageStyle_5f_G7">
      <style:table-properties table:display="true" style:writing-mode="lr-tb"/>
    </style:style>
    <style:style style:name="ta10" style:family="table" style:master-page-name="PageStyle_5f_G8">
      <style:table-properties table:display="true" style:writing-mode="lr-tb"/>
    </style:style>
    <style:style style:name="ta11" style:family="table" style:master-page-name="PageStyle_5f_G9">
      <style:table-properties table:display="true" style:writing-mode="lr-tb"/>
    </style:style>
    <style:style style:name="ta12" style:family="table" style:master-page-name="PageStyle_5f_G10">
      <style:table-properties table:display="true" style:writing-mode="lr-tb"/>
    </style:style>
    <style:style style:name="ta13" style:family="table" style:master-page-name="PageStyle_5f_Gen1000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G0.A11"/>
    </style:style>
    <style:style style:name="ce4" style:family="table-cell" style:parent-style-name="Default">
      <style:map style:condition="cell-content()=0" style:apply-style-name="ConditionalStyle_5f_1" style:base-cell-address="G0.A11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G1.A11"/>
    </style:style>
    <style:style style:name="ce6" style:family="table-cell" style:parent-style-name="Default">
      <style:map style:condition="cell-content()=0" style:apply-style-name="ConditionalStyle_5f_1" style:base-cell-address="G1.A11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G2.A11"/>
    </style:style>
    <style:style style:name="ce8" style:family="table-cell" style:parent-style-name="Default">
      <style:map style:condition="cell-content()=0" style:apply-style-name="ConditionalStyle_5f_1" style:base-cell-address="G2.A11"/>
    </style:style>
    <style:style style:name="ce9" style:family="table-cell" style:parent-style-name="Default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G9.A11"/>
    </style:style>
    <style:style style:name="ce15" style:family="table-cell" style:parent-style-name="Default">
      <style:map style:condition="cell-content()=0" style:apply-style-name="ConditionalStyle_5f_1" style:base-cell-address="G9.A1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G10.A11"/>
    </style:style>
    <style:style style:name="ce17" style:family="table-cell" style:parent-style-name="Default">
      <style:map style:condition="cell-content()=0" style:apply-style-name="ConditionalStyle_5f_1" style:base-cell-address="G10.A11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Gen1000.A11"/>
    </style:style>
    <style:style style:name="ce19" style:family="table-cell" style:parent-style-name="Default">
      <style:map style:condition="cell-content()=0" style:apply-style-name="ConditionalStyle_5f_1" style:base-cell-address="Gen1000.A11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 10Ge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umary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Healthy</text:p>
          </table:table-cell>
          <table:table-cell table:style-name="ce2" office:value-type="float" office:value="118335" calcext:value-type="float">
            <text:p>118335</text:p>
          </table:table-cell>
          <table:table-cell table:style-name="ce2" office:value-type="float" office:value="118327" calcext:value-type="float">
            <text:p>118327</text:p>
          </table:table-cell>
          <table:table-cell table:style-name="ce2" office:value-type="float" office:value="118313" calcext:value-type="float">
            <text:p>118313</text:p>
          </table:table-cell>
          <table:table-cell table:style-name="ce2" office:value-type="float" office:value="118287" calcext:value-type="float">
            <text:p>118287</text:p>
          </table:table-cell>
          <table:table-cell table:style-name="ce2" office:value-type="float" office:value="118256" calcext:value-type="float">
            <text:p>118256</text:p>
          </table:table-cell>
          <table:table-cell table:style-name="ce2" office:value-type="float" office:value="118222" calcext:value-type="float">
            <text:p>118222</text:p>
          </table:table-cell>
          <table:table-cell table:style-name="ce2" office:value-type="float" office:value="118176" calcext:value-type="float">
            <text:p>118176</text:p>
          </table:table-cell>
          <table:table-cell table:style-name="ce2" office:value-type="float" office:value="118120" calcext:value-type="float">
            <text:p>118120</text:p>
          </table:table-cell>
          <table:table-cell table:style-name="ce2" office:value-type="float" office:value="118063" calcext:value-type="float">
            <text:p>118063</text:p>
          </table:table-cell>
          <table:table-cell table:style-name="ce2" office:value-type="float" office:value="117987" calcext:value-type="float">
            <text:p>11798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ick</text:p>
          </table:table-cell>
          <table:table-cell table:style-name="ce2" table:formula="of:=[$G0.B2]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49" calcext:value-type="float">
            <text:p>34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ead</text:p>
          </table:table-cell>
          <table:table-cell table:style-name="ce2" table:formula="of:=[$G0.B3]" office:value-type="float" office:value="0" calcext:value-type="float">
            <text:p>0</text:p>
          </table:table-cell>
          <table:table-cell table:style-name="ce2" table:formula="of:=[$G1.B3]" office:value-type="float" office:value="0" calcext:value-type="float">
            <text:p>0</text:p>
          </table:table-cell>
          <table:table-cell table:style-name="ce2" table:formula="of:=[$G2.B3]" office:value-type="float" office:value="0" calcext:value-type="float">
            <text:p>0</text:p>
          </table:table-cell>
          <table:table-cell table:style-name="ce2" table:formula="of:=[$G3.B3]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mmune</text:p>
          </table:table-cell>
          <table:table-cell table:style-name="ce2" table:formula="of:=[$G0.B4]"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draw:z-index="0" draw:name="Chart 1" draw:style-name="gr1" draw:text-style-name="P1" svg:width="15.874cm" svg:height="9.815cm" svg:x="0.238cm" svg:y="0.503cm">
              <draw:object draw:notify-on-update-of-ranges="'Summary 10Gen'.B2:'Summary 10Gen'.G2 'Summary 10Gen'.A3:'Summary 10Gen'.A3 'Summary 10Gen'.B3:'Summary 10Gen'.G3 'Summary 10Gen'.A4:'Summary 10Gen'.A4 'Summary 10Gen'.B4:'Summary 10Gen'.G4 'Summary 10Gen'.A5:'Summary 10Gen'.A5 'Summary 10Gen'.B5:'Summary 10Gen'.G5 'Summary 10Gen'.A6:'Summary 10Gen'.A6 'Summary 10Gen'.B6:'Summary 10Gen'.G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draw:z-index="1" draw:name="Chart 2" draw:style-name="gr1" draw:text-style-name="P1" svg:width="15.874cm" svg:height="9.815cm" svg:x="0.661cm" svg:y="0.503cm">
              <draw:object draw:notify-on-update-of-ranges="'Summary 10Gen'.B2:'Summary 10Gen'.K2 'Summary 10Gen'.A4:'Summary 10Gen'.A4 'Summary 10Gen'.B4:'Summary 10Gen'.K4 'Summary 10Gen'.A5:'Summary 10Gen'.A5 'Summary 10Gen'.B5:'Summary 10Gen'.K5 'Summary 10Gen'.A6:'Summary 10Gen'.A6 'Summary 10Gen'.B6:'Summary 10Gen'.K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0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2" table:formula="of:=COUNTIF([.$A$11:.$ZZ1000]; 0)" office:value-type="float" office:value="9999" calcext:value-type="float">
            <text:p>99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2" table:formula="of:=COUNTIF([.$A$11:.$ZZ1000]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2" table:formula="of:=COUNTIF([.$A$11:.$ZZ1000]; 2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2" table:formula="of:=COUNTIF([.$A$11:.$ZZ1000]; 3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1:.B4])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99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1">
          <table:table-cell table:number-columns-repeated="100" table:style-name="ce3" office:value-type="float" office:value="0" calcext:value-type="float">
            <text:p>0</text:p>
          </table:table-cell>
          <table:table-cell table:style-name="ce4"/>
          <table:table-cell table:number-columns-repeated="923"/>
        </table:table-row>
        <table:table-row table:style-name="ro3" table:number-rows-repeated="890">
          <table:table-cell table:style-name="ce4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0.A11:G0.CW1000">
            <calcext:condition calcext:apply-style-name="ConditionalStyle_1" calcext:value="=0" calcext:base-cell-address="G0.A11"/>
          </calcext:conditional-format>
          <calcext:conditional-format calcext:target-range-address="G0.A11:G0.CW1000">
            <calcext:condition calcext:apply-style-name="ConditionalStyle_2" calcext:value="=1" calcext:base-cell-address="G0.A11"/>
          </calcext:conditional-format>
          <calcext:conditional-format calcext:target-range-address="G0.A11:G0.CW1000">
            <calcext:condition calcext:apply-style-name="ConditionalStyle_3" calcext:value="=2" calcext:base-cell-address="G0.A11"/>
          </calcext:conditional-format>
          <calcext:conditional-format calcext:target-range-address="G0.A11:G0.CW1000">
            <calcext:condition calcext:apply-style-name="ConditionalStyle_4" calcext:value="=3" calcext:base-cell-address="G0.A11"/>
          </calcext:conditional-format>
        </calcext:conditional-formats>
      </table:table>
      <table:table table:name="G1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2" table:formula="of:=COUNTIF([.$A$11:.$ACW1000]; 0)" office:value-type="float" office:value="9998" calcext:value-type="float">
            <text:p>99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2" table:formula="of:=COUNTIF([.$A$11:.$ACW1000]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2" table:formula="of:=COUNTIF([.$A$11:.$ACW1000]; 2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2" table:formula="of:=COUNTIF([.$A$11:.$ACW1000]; 3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1:.B4])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8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1">
          <table:table-cell table:number-columns-repeated="100" table:style-name="ce5" office:value-type="float" office:value="0" calcext:value-type="float">
            <text:p>0</text:p>
          </table:table-cell>
          <table:table-cell table:style-name="ce6"/>
          <table:table-cell table:number-columns-repeated="923"/>
        </table:table-row>
        <table:table-row table:style-name="ro3" table:number-rows-repeated="890">
          <table:table-cell table:style-name="ce6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1.A11:G1.CW1000">
            <calcext:condition calcext:apply-style-name="ConditionalStyle_1" calcext:value="=0" calcext:base-cell-address="G1.A11"/>
          </calcext:conditional-format>
          <calcext:conditional-format calcext:target-range-address="G1.A11:G1.CW1000">
            <calcext:condition calcext:apply-style-name="ConditionalStyle_2" calcext:value="=1" calcext:base-cell-address="G1.A11"/>
          </calcext:conditional-format>
          <calcext:conditional-format calcext:target-range-address="G1.A11:G1.CW1000">
            <calcext:condition calcext:apply-style-name="ConditionalStyle_3" calcext:value="=2" calcext:base-cell-address="G1.A11"/>
          </calcext:conditional-format>
          <calcext:conditional-format calcext:target-range-address="G1.A11:G1.CW1000">
            <calcext:condition calcext:apply-style-name="ConditionalStyle_4" calcext:value="=3" calcext:base-cell-address="G1.A11"/>
          </calcext:conditional-format>
        </calcext:conditional-formats>
      </table:table>
      <table:table table:name="G2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2" table:formula="of:=COUNTIF([.$A$11:.$ACW1000]; 0)" office:value-type="float" office:value="9996" calcext:value-type="float">
            <text:p>99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2" table:formula="of:=COUNTIF([.$A$11:.$ACW1000]; 1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2" table:formula="of:=COUNTIF([.$A$11:.$ACW1000]; 2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2" table:formula="of:=COUNTIF([.$A$11:.$ACW1000]; 3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1:.B4])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number-columns-repeated="98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97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1">
          <table:table-cell table:number-columns-repeated="100" table:style-name="ce7" office:value-type="float" office:value="0" calcext:value-type="float">
            <text:p>0</text:p>
          </table:table-cell>
          <table:table-cell table:style-name="ce8"/>
          <table:table-cell table:number-columns-repeated="923"/>
        </table:table-row>
        <table:table-row table:style-name="ro3" table:number-rows-repeated="890">
          <table:table-cell table:style-name="ce8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2.A11:G2.CW1000">
            <calcext:condition calcext:apply-style-name="ConditionalStyle_1" calcext:value="=0" calcext:base-cell-address="G2.A11"/>
          </calcext:conditional-format>
          <calcext:conditional-format calcext:target-range-address="G2.A11:G2.CW1000">
            <calcext:condition calcext:apply-style-name="ConditionalStyle_2" calcext:value="=1" calcext:base-cell-address="G2.A11"/>
          </calcext:conditional-format>
          <calcext:conditional-format calcext:target-range-address="G2.A11:G2.CW1000">
            <calcext:condition calcext:apply-style-name="ConditionalStyle_3" calcext:value="=2" calcext:base-cell-address="G2.A11"/>
          </calcext:conditional-format>
          <calcext:conditional-format calcext:target-range-address="G2.A11:G2.CW1000">
            <calcext:condition calcext:apply-style-name="ConditionalStyle_4" calcext:value="=3" calcext:base-cell-address="G2.A11"/>
          </calcext:conditional-format>
        </calcext:conditional-formats>
      </table:table>
      <table:table table:name="G3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12" table:formula="of:=COUNTIF([.$A$11:.$ACW1000]; 0)" office:value-type="float" office:value="9995" calcext:value-type="float">
            <text:p>9995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12" table:formula="of:=COUNTIF([.$A$11:.$ACW1000]; 1)" office:value-type="float" office:value="4" calcext:value-type="float">
            <text:p>4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12" table:formula="of:=COUNTIF([.$A$11:.$ACW1000]; 2)" office:value-type="float" office:value="0" calcext:value-type="float">
            <text:p>0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12" table:formula="of:=COUNTIF([.$A$11:.$ACW1000]; 3)" office:value-type="float" office:value="1" calcext:value-type="float">
            <text:p>1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/>
          <table:table-cell table:style-name="ce12" table:formula="of:=SUM([.B1:.B4])" office:value-type="float" office:value="10000" calcext:value-type="float">
            <text:p>10000</text:p>
          </table:table-cell>
          <table:table-cell table:style-name="ce1" table:number-columns-repeated="99"/>
          <table:table-cell table:number-columns-repeated="923"/>
        </table:table-row>
        <table:table-row table:style-name="ro1" table:number-rows-repeated="5">
          <table:table-cell table:style-name="ce1" table:number-columns-repeated="101"/>
          <table:table-cell table:number-columns-repeated="92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8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7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6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1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 table:number-rows-repeated="890">
          <table:table-cell table:style-name="ce1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4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12" table:formula="of:=COUNTIF([.$A$11:.$ACW1000]; 0)" office:value-type="float" office:value="9991" calcext:value-type="float">
            <text:p>9991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12" table:formula="of:=COUNTIF([.$A$11:.$ACW1000]; 1)" office:value-type="float" office:value="5" calcext:value-type="float">
            <text:p>5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12" table:formula="of:=COUNTIF([.$A$11:.$ACW1000]; 2)" office:value-type="float" office:value="1" calcext:value-type="float">
            <text:p>1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12" table:formula="of:=COUNTIF([.$A$11:.$ACW1000]; 3)" office:value-type="float" office:value="3" calcext:value-type="float">
            <text:p>3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/>
          <table:table-cell table:style-name="ce12" table:formula="of:=SUM([.B1:.B4])" office:value-type="float" office:value="10000" calcext:value-type="float">
            <text:p>10000</text:p>
          </table:table-cell>
          <table:table-cell table:style-name="ce1" table:number-columns-repeated="99"/>
          <table:table-cell table:number-columns-repeated="923"/>
        </table:table-row>
        <table:table-row table:style-name="ro1" table:number-rows-repeated="5">
          <table:table-cell table:style-name="ce1" table:number-columns-repeated="101"/>
          <table:table-cell table:number-columns-repeated="92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8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7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5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1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 table:number-rows-repeated="890">
          <table:table-cell table:style-name="ce1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5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12" table:formula="of:=COUNTIF([.$A$11:.$ACW1000]; 0)" office:value-type="float" office:value="9989" calcext:value-type="float">
            <text:p>9989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12" table:formula="of:=COUNTIF([.$A$11:.$ACW1000]; 1)" office:value-type="float" office:value="3" calcext:value-type="float">
            <text:p>3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12" table:formula="of:=COUNTIF([.$A$11:.$ACW1000]; 2)" office:value-type="float" office:value="1" calcext:value-type="float">
            <text:p>1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12" table:formula="of:=COUNTIF([.$A$11:.$ACW1000]; 3)" office:value-type="float" office:value="7" calcext:value-type="float">
            <text:p>7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/>
          <table:table-cell table:style-name="ce12" table:formula="of:=SUM([.B1:.B4])" office:value-type="float" office:value="10000" calcext:value-type="float">
            <text:p>10000</text:p>
          </table:table-cell>
          <table:table-cell table:style-name="ce1" table:number-columns-repeated="99"/>
          <table:table-cell table:number-columns-repeated="923"/>
        </table:table-row>
        <table:table-row table:style-name="ro1" table:number-rows-repeated="5">
          <table:table-cell table:style-name="ce1" table:number-columns-repeated="101"/>
          <table:table-cell table:number-columns-repeated="92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8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97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95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6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1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 table:number-rows-repeated="890">
          <table:table-cell table:style-name="ce1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6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12" table:formula="of:=COUNTIF([.$A$11:.$ACW1000]; 0)" office:value-type="float" office:value="9985" calcext:value-type="float">
            <text:p>9985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12" table:formula="of:=COUNTIF([.$A$11:.$ACW1000]; 1)" office:value-type="float" office:value="5" calcext:value-type="float">
            <text:p>5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12" table:formula="of:=COUNTIF([.$A$11:.$ACW1000]; 2)" office:value-type="float" office:value="2" calcext:value-type="float">
            <text:p>2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12" table:formula="of:=COUNTIF([.$A$11:.$ACW1000]; 3)" office:value-type="float" office:value="8" calcext:value-type="float">
            <text:p>8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/>
          <table:table-cell table:style-name="ce12" table:formula="of:=SUM([.B1:.B4])" office:value-type="float" office:value="10000" calcext:value-type="float">
            <text:p>10000</text:p>
          </table:table-cell>
          <table:table-cell table:style-name="ce1" table:number-columns-repeated="99"/>
          <table:table-cell table:number-columns-repeated="923"/>
        </table:table-row>
        <table:table-row table:style-name="ro1" table:number-rows-repeated="5">
          <table:table-cell table:style-name="ce1" table:number-columns-repeated="101"/>
          <table:table-cell table:number-columns-repeated="92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8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97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95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96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5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96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1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 table:number-rows-repeated="890">
          <table:table-cell table:style-name="ce1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7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12" table:formula="of:=COUNTIF([.$A$11:.$ACW1000]; 0)" office:value-type="float" office:value="9984" calcext:value-type="float">
            <text:p>9984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12" table:formula="of:=COUNTIF([.$A$11:.$ACW1000]; 1)" office:value-type="float" office:value="2" calcext:value-type="float">
            <text:p>2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12" table:formula="of:=COUNTIF([.$A$11:.$ACW1000]; 2)" office:value-type="float" office:value="4" calcext:value-type="float">
            <text:p>4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12" table:formula="of:=COUNTIF([.$A$11:.$ACW1000]; 3)" office:value-type="float" office:value="10" calcext:value-type="float">
            <text:p>10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/>
          <table:table-cell table:style-name="ce12" table:formula="of:=SUM([.B1:.B4])" office:value-type="float" office:value="10000" calcext:value-type="float">
            <text:p>10000</text:p>
          </table:table-cell>
          <table:table-cell table:style-name="ce1" table:number-columns-repeated="99"/>
          <table:table-cell table:number-columns-repeated="923"/>
        </table:table-row>
        <table:table-row table:style-name="ro1" table:number-rows-repeated="5">
          <table:table-cell table:style-name="ce1" table:number-columns-repeated="101"/>
          <table:table-cell table:number-columns-repeated="92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8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8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95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96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95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96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5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1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 table:number-rows-repeated="890">
          <table:table-cell table:style-name="ce1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8" table:style-name="ta10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12" table:formula="of:=COUNTIF([.$A$11:.$ACW1000]; 0)" office:value-type="float" office:value="9980" calcext:value-type="float">
            <text:p>9980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12" table:formula="of:=COUNTIF([.$A$11:.$ACW1000]; 1)" office:value-type="float" office:value="4" calcext:value-type="float">
            <text:p>4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12" table:formula="of:=COUNTIF([.$A$11:.$ACW1000]; 2)" office:value-type="float" office:value="4" calcext:value-type="float">
            <text:p>4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12" table:formula="of:=COUNTIF([.$A$11:.$ACW1000]; 3)" office:value-type="float" office:value="12" calcext:value-type="float">
            <text:p>12</text:p>
          </table:table-cell>
          <table:table-cell table:style-name="ce1" table:number-columns-repeated="99"/>
          <table:table-cell table:number-columns-repeated="923"/>
        </table:table-row>
        <table:table-row table:style-name="ro1">
          <table:table-cell table:style-name="ce1"/>
          <table:table-cell table:style-name="ce12" table:formula="of:=SUM([.B1:.B4])" office:value-type="float" office:value="10000" calcext:value-type="float">
            <text:p>10000</text:p>
          </table:table-cell>
          <table:table-cell table:style-name="ce1" table:number-columns-repeated="99"/>
          <table:table-cell table:number-columns-repeated="923"/>
        </table:table-row>
        <table:table-row table:style-name="ro1" table:number-rows-repeated="5">
          <table:table-cell table:style-name="ce1" table:number-columns-repeated="101"/>
          <table:table-cell table:number-columns-repeated="92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8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8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95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96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95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96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4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5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1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2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 table:number-rows-repeated="890">
          <table:table-cell table:style-name="ce1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9" table:style-name="ta1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2" table:formula="of:=COUNTIF([.$A$11:.$ACW1000]; 0)" office:value-type="float" office:value="9974" calcext:value-type="float">
            <text:p>99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2" table:formula="of:=COUNTIF([.$A$11:.$ACW1000]; 1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2" table:formula="of:=COUNTIF([.$A$11:.$ACW1000]; 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2" table:formula="of:=COUNTIF([.$A$11:.$ACW1000]; 3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1:.B4])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number-columns-repeated="99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number-columns-repeated="95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96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6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96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3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3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94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1">
          <table:table-cell table:number-columns-repeated="100" table:style-name="ce14" office:value-type="float" office:value="0" calcext:value-type="float">
            <text:p>0</text:p>
          </table:table-cell>
          <table:table-cell table:style-name="ce15"/>
          <table:table-cell table:number-columns-repeated="923"/>
        </table:table-row>
        <table:table-row table:style-name="ro3" table:number-rows-repeated="890">
          <table:table-cell table:style-name="ce15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9.A11:G9.CW1000">
            <calcext:condition calcext:apply-style-name="ConditionalStyle_1" calcext:value="=0" calcext:base-cell-address="G9.A11"/>
          </calcext:conditional-format>
          <calcext:conditional-format calcext:target-range-address="G9.A11:G9.CW1000">
            <calcext:condition calcext:apply-style-name="ConditionalStyle_2" calcext:value="=1" calcext:base-cell-address="G9.A11"/>
          </calcext:conditional-format>
          <calcext:conditional-format calcext:target-range-address="G9.A11:G9.CW1000">
            <calcext:condition calcext:apply-style-name="ConditionalStyle_3" calcext:value="=2" calcext:base-cell-address="G9.A11"/>
          </calcext:conditional-format>
          <calcext:conditional-format calcext:target-range-address="G9.A11:G9.CW1000">
            <calcext:condition calcext:apply-style-name="ConditionalStyle_4" calcext:value="=3" calcext:base-cell-address="G9.A11"/>
          </calcext:conditional-format>
        </calcext:conditional-formats>
      </table:table>
      <table:table table:name="G10" table:style-name="ta1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2" table:formula="of:=COUNTIF([.$A$11:.$ACW1000]; 0)" office:value-type="float" office:value="9973" calcext:value-type="float">
            <text:p>99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2" table:formula="of:=COUNTIF([.$A$11:.$ACW1000]; 1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2" table:formula="of:=COUNTIF([.$A$11:.$ACW1000]; 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2" table:formula="of:=COUNTIF([.$A$11:.$ACW1000]; 3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1:.B4])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number-columns-repeated="99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3" calcext:value-type="float">
            <text:p>3</text:p>
          </table:table-cell>
          <table:table-cell table:number-columns-repeated="95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96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97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96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2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3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3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5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3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1">
          <table:table-cell table:number-columns-repeated="100" table:style-name="ce16" office:value-type="float" office:value="0" calcext:value-type="float">
            <text:p>0</text:p>
          </table:table-cell>
          <table:table-cell table:style-name="ce17"/>
          <table:table-cell table:number-columns-repeated="923"/>
        </table:table-row>
        <table:table-row table:style-name="ro3" table:number-rows-repeated="890">
          <table:table-cell table:style-name="ce17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10.A11:G10.CW1000">
            <calcext:condition calcext:apply-style-name="ConditionalStyle_1" calcext:value="=0" calcext:base-cell-address="G10.A11"/>
          </calcext:conditional-format>
          <calcext:conditional-format calcext:target-range-address="G10.A11:G10.CW1000">
            <calcext:condition calcext:apply-style-name="ConditionalStyle_2" calcext:value="=1" calcext:base-cell-address="G10.A11"/>
          </calcext:conditional-format>
          <calcext:conditional-format calcext:target-range-address="G10.A11:G10.CW1000">
            <calcext:condition calcext:apply-style-name="ConditionalStyle_3" calcext:value="=2" calcext:base-cell-address="G10.A11"/>
          </calcext:conditional-format>
          <calcext:conditional-format calcext:target-range-address="G10.A11:G10.CW1000">
            <calcext:condition calcext:apply-style-name="ConditionalStyle_4" calcext:value="=3" calcext:base-cell-address="G10.A11"/>
          </calcext:conditional-format>
        </calcext:conditional-formats>
      </table:table>
      <table:table table:name="Gen1000" table:style-name="ta1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lthy</text:p>
          </table:table-cell>
          <table:table-cell table:style-name="ce2" table:formula="of:=COUNTIF([.$A$11:.$ZZ1000]; 0)" office:value-type="float" office:value="4450" calcext:value-type="float">
            <text:p>44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ck</text:p>
          </table:table-cell>
          <table:table-cell table:style-name="ce2" table:formula="of:=COUNTIF([.$A$11:.$ZZ1000]; 1)" office:value-type="float" office:value="3224" calcext:value-type="float">
            <text:p>32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</text:p>
          </table:table-cell>
          <table:table-cell table:style-name="ce2" table:formula="of:=COUNTIF([.$A$11:.$ZZ1000]; 2)" office:value-type="float" office:value="928" calcext:value-type="float">
            <text:p>9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mune</text:p>
          </table:table-cell>
          <table:table-cell table:style-name="ce2" table:formula="of:=COUNTIF([.$A$11:.$ZZ1000]; 3)" office:value-type="float" office:value="1398" calcext:value-type="float">
            <text:p>1398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1:.B4])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6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9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44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3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1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2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8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6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4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2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9" table:style-name="ce18" office:value-type="float" office:value="1" calcext:value-type="float">
            <text:p>1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9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8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8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8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9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8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8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3"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9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1"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6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6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6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6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7"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6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2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3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6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4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4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6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8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5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6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6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18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6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6"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5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8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7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1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4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4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2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number-columns-repeated="38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3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1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31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1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3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3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3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9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33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52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3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3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4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1">
          <table:table-cell table:number-columns-repeated="100" table:style-name="ce18" office:value-type="float" office:value="0" calcext:value-type="float">
            <text:p>0</text:p>
          </table:table-cell>
          <table:table-cell table:style-name="ce19"/>
          <table:table-cell table:number-columns-repeated="923"/>
        </table:table-row>
        <table:table-row table:style-name="ro3" table:number-rows-repeated="890">
          <table:table-cell table:style-name="ce19" table:number-columns-repeated="101"/>
          <table:table-cell table:number-columns-repeated="9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en1000.A11:Gen1000.CW1000">
            <calcext:condition calcext:apply-style-name="ConditionalStyle_1" calcext:value="=0" calcext:base-cell-address="Gen1000.A11"/>
          </calcext:conditional-format>
          <calcext:conditional-format calcext:target-range-address="Gen1000.A11:Gen1000.CW1000">
            <calcext:condition calcext:apply-style-name="ConditionalStyle_2" calcext:value="=1" calcext:base-cell-address="Gen1000.A11"/>
          </calcext:conditional-format>
          <calcext:conditional-format calcext:target-range-address="Gen1000.A11:Gen1000.CW1000">
            <calcext:condition calcext:apply-style-name="ConditionalStyle_3" calcext:value="=2" calcext:base-cell-address="Gen1000.A11"/>
          </calcext:conditional-format>
          <calcext:conditional-format calcext:target-range-address="Gen1000.A11:Gen1000.CW1000">
            <calcext:condition calcext:apply-style-name="ConditionalStyle_4" calcext:value="=3" calcext:base-cell-address="Gen1000.A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34a853"/>
    </style:style>
    <style:style style:name="ConditionalStyle_5f_2" style:display-name="ConditionalStyle_2" style:family="table-cell" style:parent-style-name="Default">
      <style:table-cell-properties fo:background-color="#fbbc04"/>
    </style:style>
    <style:style style:name="ConditionalStyle_5f_3" style:display-name="ConditionalStyle_3" style:family="table-cell" style:parent-style-name="Default">
      <style:table-cell-properties fo:background-color="#ea4335"/>
    </style:style>
    <style:style style:name="ConditionalStyle_5f_4" style:display-name="ConditionalStyle_4" style:family="table-cell" style:parent-style-name="Default">
      <style:table-cell-properties fo:background-color="#46bdc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_20_10Gen" style:display-name="PageStyle_Summary 10G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1" style:display-name="PageStyle_G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0" style:display-name="PageStyle_G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2" style:display-name="PageStyle_G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4" style:display-name="PageStyle_G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3" style:display-name="PageStyle_G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5" style:display-name="PageStyle_G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6" style:display-name="PageStyle_G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9" style:display-name="PageStyle_G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10" style:display-name="PageStyle_G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1000" style:display-name="PageStyle_Gen100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8" style:display-name="PageStyle_G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7" style:display-name="PageStyle_G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0T19:16:23.660136256</dc:date>
    <meta:editing-duration>PT3M29S</meta:editing-duration>
    <meta:editing-cycles>1</meta:editing-cycles>
    <meta:document-statistic meta:table-count="13" meta:cell-count="120163" meta:object-count="2"/>
    <meta:generator>LibreOffice/7.3.3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378cm" svg:y="0.331cm" chart:style-name="ch2">
          <text:p>Health, Sick, Dead and Immune</text:p>
        </chart:title>
        <chart:legend chart:legend-position="end" svg:x="13.287cm" svg:y="3.862cm" style:legend-expansion="high" chart:style-name="ch3"/>
        <chart:plot-area chart:style-name="ch4" table:cell-range-address="'Summary 10Gen'.A2:'Summary 10Gen'.G6" chart:data-source-has-labels="both" svg:x="0.317cm" svg:y="1.624cm" svg:width="12.653cm" svg:height="7.996cm">
          <chart:coordinate-region svg:x="1.529cm" svg:y="1.823cm" svg:width="11.441cm" svg:height="7.3cm"/>
          <chart:axis chart:dimension="x" chart:name="primary-x" chart:style-name="ch5" chartooo:axis-type="text">
            <chart:categories table:cell-range-address="'Summary 10Gen'.B2:'Summary 10Gen'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ummary 10Gen'.B3:'Summary 10Gen'.G3" chart:label-cell-address="'Summary 10Gen'.A3:'Summary 10Gen'.A3" chart:class="chart:line">
            <chart:data-point chart:repeated="6"/>
          </chart:series>
          <chart:series chart:style-name="ch9" chart:values-cell-range-address="'Summary 10Gen'.B4:'Summary 10Gen'.G4" chart:label-cell-address="'Summary 10Gen'.A4:'Summary 10Gen'.A4" chart:class="chart:line">
            <chart:data-point chart:repeated="6"/>
          </chart:series>
          <chart:series chart:style-name="ch10" chart:values-cell-range-address="'Summary 10Gen'.B5:'Summary 10Gen'.G5" chart:label-cell-address="'Summary 10Gen'.A5:'Summary 10Gen'.A5" chart:class="chart:line">
            <chart:data-point chart:repeated="6"/>
          </chart:series>
          <chart:series chart:style-name="ch11" chart:values-cell-range-address="'Summary 10Gen'.B6:'Summary 10Gen'.G6" chart:label-cell-address="'Summary 10Gen'.A6:'Summary 10Gen'.A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ummary 10Gen'.B2:'Summary 10Gen'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Healthy</text:p>
                <draw:g>
                  <svg:desc>'Summary 10Gen'.A3:'Summary 10Gen'.A3</svg:desc>
                </draw:g>
              </table:table-cell>
              <table:table-cell office:value-type="float" office:value="118335">
                <text:p>118335</text:p>
                <draw:g>
                  <svg:desc>'Summary 10Gen'.B3:'Summary 10Gen'.G3</svg:desc>
                </draw:g>
              </table:table-cell>
              <table:table-cell office:value-type="float" office:value="118327">
                <text:p>118327</text:p>
              </table:table-cell>
              <table:table-cell office:value-type="float" office:value="118313">
                <text:p>118313</text:p>
              </table:table-cell>
              <table:table-cell office:value-type="float" office:value="118287">
                <text:p>118287</text:p>
              </table:table-cell>
              <table:table-cell office:value-type="float" office:value="118256">
                <text:p>118256</text:p>
              </table:table-cell>
              <table:table-cell office:value-type="float" office:value="118222">
                <text:p>118222</text:p>
              </table:table-cell>
            </table:table-row>
            <table:table-row>
              <table:table-cell office:value-type="string">
                <text:p>Sick</text:p>
                <draw:g>
                  <svg:desc>'Summary 10Gen'.A4:'Summary 10Gen'.A4</svg:desc>
                </draw:g>
              </table:table-cell>
              <table:table-cell office:value-type="float" office:value="1">
                <text:p>1</text:p>
                <draw:g>
                  <svg:desc>'Summary 10Gen'.B4:'Summary 10Gen'.G4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Dead</text:p>
                <draw:g>
                  <svg:desc>'Summary 10Gen'.A5:'Summary 10Gen'.A5</svg:desc>
                </draw:g>
              </table:table-cell>
              <table:table-cell office:value-type="float" office:value="0">
                <text:p>0</text:p>
                <draw:g>
                  <svg:desc>'Summary 10Gen'.B5:'Summary 10Gen'.G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mune</text:p>
                <draw:g>
                  <svg:desc>'Summary 10Gen'.A6:'Summary 10Gen'.A6</svg:desc>
                </draw:g>
              </table:table-cell>
              <table:table-cell office:value-type="float" office:value="0">
                <text:p>0</text:p>
                <draw:g>
                  <svg:desc>'Summary 10Gen'.B6:'Summary 10Gen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219cm" svg:y="0.331cm" chart:style-name="ch2">
          <text:p>Healthy, Sick, Dead and Immune</text:p>
        </chart:title>
        <chart:legend chart:legend-position="end" svg:x="13.287cm" svg:y="4.111cm" style:legend-expansion="high" chart:style-name="ch3"/>
        <chart:plot-area chart:style-name="ch4" table:cell-range-address="'Summary 10Gen'.B2:'Summary 10Gen'.K2 'Summary 10Gen'.A4:'Summary 10Gen'.K6" chart:data-source-has-labels="both" svg:x="0.317cm" svg:y="1.624cm" svg:width="12.653cm" svg:height="7.996cm">
          <chart:coordinate-region svg:x="0.974cm" svg:y="1.823cm" svg:width="11.996cm" svg:height="7.3cm"/>
          <chart:axis chart:dimension="x" chart:name="primary-x" chart:style-name="ch5" chartooo:axis-type="text">
            <chart:categories table:cell-range-address="'Summary 10Gen'.B2:'Summary 10Gen'.K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ummary 10Gen'.B4:'Summary 10Gen'.K4" chart:label-cell-address="'Summary 10Gen'.A4:'Summary 10Gen'.A4" chart:class="chart:line">
            <chart:data-point chart:repeated="10"/>
          </chart:series>
          <chart:series chart:style-name="ch9" chart:values-cell-range-address="'Summary 10Gen'.B5:'Summary 10Gen'.K5" chart:label-cell-address="'Summary 10Gen'.A5:'Summary 10Gen'.A5" chart:class="chart:line">
            <chart:data-point chart:repeated="10"/>
          </chart:series>
          <chart:series chart:style-name="ch10" chart:values-cell-range-address="'Summary 10Gen'.B6:'Summary 10Gen'.K6" chart:label-cell-address="'Summary 10Gen'.A6:'Summary 10Gen'.A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ummary 10Gen'.B2:'Summary 10Gen'.K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ick</text:p>
                <draw:g>
                  <svg:desc>'Summary 10Gen'.A4:'Summary 10Gen'.A4</svg:desc>
                </draw:g>
              </table:table-cell>
              <table:table-cell office:value-type="float" office:value="1">
                <text:p>1</text:p>
                <draw:g>
                  <svg:desc>'Summary 10Gen'.B4:'Summary 10Gen'.K4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114">
                <text:p>114</text:p>
              </table:table-cell>
              <table:table-cell office:value-type="float" office:value="160">
                <text:p>160</text:p>
              </table:table-cell>
              <table:table-cell office:value-type="float" office:value="216">
                <text:p>216</text:p>
              </table:table-cell>
              <table:table-cell office:value-type="float" office:value="273">
                <text:p>27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ead</text:p>
                <draw:g>
                  <svg:desc>'Summary 10Gen'.A5:'Summary 10Gen'.A5</svg:desc>
                </draw:g>
              </table:table-cell>
              <table:table-cell office:value-type="float" office:value="0">
                <text:p>0</text:p>
                <draw:g>
                  <svg:desc>'Summary 10Gen'.B5:'Summary 10Gen'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mune</text:p>
                <draw:g>
                  <svg:desc>'Summary 10Gen'.A6:'Summary 10Gen'.A6</svg:desc>
                </draw:g>
              </table:table-cell>
              <table:table-cell office:value-type="float" office:value="0">
                <text:p>0</text:p>
                <draw:g>
                  <svg:desc>'Summary 10Gen'.B6:'Summary 10Gen'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